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dd7ea" officeooo:paragraph-rsid="000dd7ea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89a52" officeooo:paragraph-rsid="00189a52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247a1f" officeooo:paragraph-rsid="00247a1f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26a4c3" officeooo:paragraph-rsid="0026a4c3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281dab" officeooo:paragraph-rsid="00281dab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292fff" officeooo:paragraph-rsid="00292fff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cf5b8" officeooo:paragraph-rsid="002cf5b8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33ca0b" officeooo:paragraph-rsid="0033ca0b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37b7d5" officeooo:paragraph-rsid="0037b7d5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officeooo:rsid="000f375a" officeooo:paragraph-rsid="000f375a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officeooo:rsid="0010250a" officeooo:paragraph-rsid="0010250a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officeooo:rsid="0010e448" officeooo:paragraph-rsid="0010e448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officeooo:rsid="00160caf" officeooo:paragraph-rsid="00160caf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" officeooo:rsid="00189a52" officeooo:paragraph-rsid="00189a52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Arial" officeooo:rsid="003b02e6" officeooo:paragraph-rsid="003b02e6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Arial" officeooo:rsid="0043d676" officeooo:paragraph-rsid="0043d676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Arial" officeooo:rsid="00460599" officeooo:paragraph-rsid="00460599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460599" officeooo:paragraph-rsid="00460599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4d5817" officeooo:paragraph-rsid="004d5817"/>
    </style:style>
    <style:style style:name="T1" style:family="text">
      <style:text-properties officeooo:rsid="001064cc"/>
    </style:style>
    <style:style style:name="T2" style:family="text">
      <style:text-properties officeooo:rsid="0010831f"/>
    </style:style>
    <style:style style:name="T3" style:family="text">
      <style:text-properties officeooo:rsid="0012b4f6"/>
    </style:style>
    <style:style style:name="T4" style:family="text">
      <style:text-properties officeooo:rsid="0019a21c"/>
    </style:style>
    <style:style style:name="T5" style:family="text">
      <style:text-properties officeooo:rsid="001db454"/>
    </style:style>
    <style:style style:name="T6" style:family="text">
      <style:text-properties officeooo:rsid="002db522"/>
    </style:style>
    <style:style style:name="T7" style:family="text">
      <style:text-properties officeooo:rsid="00366d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10</text:p>
      <text:list xml:id="list4216864089" text:style-name="L1">
        <text:list-item>
          <text:p text:style-name="P10">Starr is driving with <text:span text:style-name="T1">Maverick</text:span>, they see riots</text:p>
        </text:list-item>
        <text:list-item>
          <text:p text:style-name="P11">Starr and <text:span text:style-name="T2">Maverick</text:span> talk about Khalils association with the <text:span text:style-name="T3">King Lords</text:span></text:p>
        </text:list-item>
        <text:list-item>
          <text:p text:style-name="P12">they meet Devante <text:span text:style-name="T4">f</text:span>rom the King Lords</text:p>
        </text:list-item>
        <text:list-item>
          <text:p text:style-name="P13">Starr and Lisa stop at the police roadblock, <text:span text:style-name="T5">S</text:span>tarr gets flashbacks from seeing the police</text:p>
        </text:list-item>
        <text:list-item>
          <text:p text:style-name="P14">Star changed after finding out, that <text:span text:style-name="T5">K</text:span>halil was a gang member</text:p>
        </text:list-item>
      </text:list>
      <text:p text:style-name="P2"/>
      <text:p text:style-name="P2"/>
      <text:p text:style-name="P3">The World outside garde<text:span text:style-name="T7">n</text:span> heights often only sees people like Khalil as drug dealers but do not consider the reasons why they are selling drugs.</text:p>
      <text:p text:style-name="P4">Lack of opportunities leads to people selling and taking drugs.</text:p>
      <text:p text:style-name="P5">Children grow up without their fathers because they are in prison.</text:p>
      <text:p text:style-name="P6">Many cases of police violence against black people are not prosecuted due to prejudice against black people. This injustice leads to anger and riots.</text:p>
      <text:p text:style-name="P7">Cycle of crime: <text:span text:style-name="T6">King wants DEVante to kill the people who killed his nrother Dalvin at Big D´s party.</text:span></text:p>
      <text:p text:style-name="P8">Maverick was born into a gang: to be able to leave the gang he went into prison for king even though he was innocent.</text:p>
      <text:p text:style-name="P8"/>
      <text:p text:style-name="P8"/>
      <text:p text:style-name="P9">Questions for maverick:</text:p>
      <text:list xml:id="list2560662212" text:style-name="L2">
        <text:list-item>
          <text:p text:style-name="P15">did you do anything illegal while you were involved with the king lords?</text:p>
        </text:list-item>
        <text:list-item>
          <text:p text:style-name="P16">Why r u called Big Mav</text:p>
        </text:list-item>
        <text:list-item>
          <text:p text:style-name="P17">why didn’t u report the gang?</text:p>
        </text:list-item>
      </text:list>
      <text:p text:style-name="P18"/>
      <text:p text:style-name="P18"/>
      <text:p text:style-name="P19">Homework: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8T09:58:13.556000000</dc:date>
    <meta:editing-duration>PT1H6M10S</meta:editing-duration>
    <meta:editing-cycles>38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7" meta:word-count="204" meta:character-count="1114" meta:non-whitespace-character-count="935"/>
  </office:meta>
</office:document-meta>
</file>